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serif" svg:font-family="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weight="bold" style:font-weight-asian="bold" style:font-weight-complex="bold"/>
    </style:style>
    <style:style style:name="P2" style:family="paragraph" style:parent-style-name="Standard">
      <style:paragraph-properties fo:margin-left="0cm" fo:margin-right="0cm" fo:orphans="2" fo:widows="2" fo:text-indent="0cm" style:auto-text-indent="false"/>
      <style:text-properties fo:font-weight="normal" style:font-weight-asian="normal" style:font-weight-complex="normal"/>
    </style:style>
    <style:style style:name="T1" style:family="text">
      <style:text-properties fo:font-variant="normal" fo:text-transform="none" style:font-name="serif" fo:font-size="12pt" fo:letter-spacing="normal" fo:font-style="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Orgware in Form eines knappen Handbuches für unerfahrende Benutzer:innen</text:span> </text:p>
      <text:p text:style-name="P1"/>
      <text:p text:style-name="P2">Bei dem Betreten der Seite wird eine Seite aufgerufen mit den Registern Startseite, Login und Registrierung. Wenn noch kein Account vorhanden ist, wird der Reiter Registrierung angeklickt. Dort erscheint eine neue Maske mit Feldern zum erstellen eines Benutzers. Es müssen alle Felder mit dem * Symbol ausgefüllt werden. Zudem muss das Passwort aus mindestens 8 Zeichen bestehen. Wenn die registrierung erfolgreich war, wird man weitergeleitet.</text:p>
      <text:p text:style-name="P2"/>
      <text:p text:style-name="P2">Im Bereich Login kann man sich nun mit seinen angemeldeten Nutzerdaten anmelden. Wenn man angemeldetet ist, kann man unter dem Reiter Profil sein Profil anpassen und das Passwort ändern. Zudem gibt es einen "Über mich" Text, den man anpassen kan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serif" svg:font-family="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6M48S</meta:editing-duration>
    <meta:editing-cycles>4</meta:editing-cycles>
    <meta:generator>OpenOffice/4.1.7$Win32 OpenOffice.org_project/417m1$Build-9800</meta:generator>
    <dc:date>2022-01-20T14:02:08.21</dc:date>
    <meta:document-statistic meta:table-count="0" meta:image-count="0" meta:object-count="0" meta:page-count="1" meta:paragraph-count="3" meta:word-count="114" meta:character-count="764"/>
    <meta:user-defined meta:name="Info 1"/>
    <meta:user-defined meta:name="Info 2"/>
    <meta:user-defined meta:name="Info 3"/>
    <meta:user-defined meta:name="Info 4"/>
  </office:meta>
</office:document-meta>
</file>